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00e4a8" draw:textarea-horizontal-align="left" draw:textarea-vertical-align="top" draw:auto-grow-height="true" fo:min-height="4.553cm" fo:padding-top="0.123cm" fo:padding-bottom="0.123cm" fo:padding-left="0.251cm" fo:padding-right="0.251cm" fo:wrap-option="wrap" draw:shadow="hidden" draw:shadow-color="#1c1c1c"/>
    </style:style>
    <style:style style:name="gr2" style:family="graphic" style:parent-style-name="standard">
      <style:graphic-properties draw:stroke="solid" svg:stroke-width="0.212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3" style:family="graphic" style:parent-style-name="standard" style:list-style-name="L2">
      <style:graphic-properties draw:stroke="none" draw:fill="none" draw:fill-color="#00e4a8" draw:textarea-horizontal-align="left" draw:textarea-vertical-align="top" draw:auto-grow-height="true" fo:min-height="1.067cm" fo:padding-top="0.123cm" fo:padding-bottom="0.123cm" fo:padding-left="0.251cm" fo:padding-right="0.251cm" fo:wrap-option="wrap" draw:shadow="hidden" draw:shadow-color="#1c1c1c"/>
    </style:style>
    <style:style style:name="gr4" style:family="graphic" style:parent-style-name="standard">
      <style:graphic-properties draw:stroke="solid" svg:stroke-width="0.353cm" svg:stroke-color="#000000" draw:marker-end="Arrowheads_20_9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gr7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035cm" fo:padding-bottom="0.035cm" fo:padding-left="0.035cm" fo:padding-right="0.035cm" fo:wrap-option="wrap" draw:shadow="hidden"/>
    </style:style>
    <style:style style:name="P1" style:family="paragraph">
      <style:paragraph-properties fo:margin-left="0cm" fo:margin-right="0cm" fo:margin-top="0.529cm" fo:margin-bottom="0cm" fo:text-indent="0cm" style:punctuation-wrap="simple" style:line-break="normal"/>
    </style:style>
    <style:style style:name="P2" style:family="paragraph">
      <style:paragraph-properties text:enable-numbering="false" fo:margin-left="0cm" fo:margin-right="0cm" fo:margin-top="0.529cm" fo:margin-bottom="0cm" fo:text-indent="0cm" style:punctuation-wrap="simple" style:line-break="normal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 style:punctuation-wrap="simple" style:line-break="normal"/>
    </style:style>
    <style:style style:name="P6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7" style:family="paragraph">
      <style:paragraph-properties fo:margin-left="0cm" fo:margin-right="0cm" fo:text-align="center" fo:text-indent="0cm" style:punctuation-wrap="simple" style:line-break="normal"/>
    </style:style>
    <style:style style:name="P8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P9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5pt"/>
    </style:style>
    <style:style style:name="P10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6pt"/>
    </style:style>
    <style:style style:name="T1" style:family="text">
      <style:text-properties fo:font-style="italic" fo:font-weight="bold"/>
    </style:style>
    <style:style style:name="T2" style:family="text">
      <style:text-properties style:text-position="-25% 58%" fo:font-style="italic" fo:font-weight="bold"/>
    </style:style>
    <style:style style:name="T3" style:family="text">
      <style:text-properties fo:font-style="italic" style:text-underline-style="solid" style:text-underline-width="auto" style:text-underline-color="font-color" fo:font-weight="bold"/>
    </style:style>
    <style:style style:name="T4" style:family="text">
      <style:text-properties fo:color="#ff3300" fo:font-weight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fo:color="#000000" fo:font-size="16pt" style:font-size-asian="12pt" style:font-size-complex="12pt"/>
    </style:style>
    <style:style style:name="T8" style:family="text">
      <style:text-properties fo:color="#d92727" fo:font-size="16pt" fo:font-weight="bold" style:font-size-asian="12pt" style:font-size-complex="12pt"/>
    </style:style>
    <style:style style:name="T9" style:family="text">
      <style:text-properties fo:color="#d92727" style:text-position="-25% 58%" fo:font-size="16pt" fo:font-weight="bold" style:font-size-asian="12pt" style:font-size-complex="12pt"/>
    </style:style>
    <style:style style:name="T10" style:family="text">
      <style:text-properties fo:color="#000000" fo:font-size="16pt" fo:font-weight="bold" style:font-size-asian="12pt" style:font-size-complex="12pt"/>
    </style:style>
    <style:style style:name="T11" style:family="text">
      <style:text-properties fo:color="#0000cc" fo:font-size="16pt" fo:font-weight="bold" style:font-size-asian="12pt" style:font-size-complex="12pt"/>
    </style:style>
    <style:style style:name="T12" style:family="text">
      <style:text-properties fo:color="#0000cc" style:text-position="-25% 58%" fo:font-size="16pt" fo:font-weight="bold" style:font-size-asian="12pt" style:font-size-complex="12pt"/>
    </style:style>
    <style:style style:name="T13" style:family="text">
      <style:text-properties fo:color="#000000" style:text-position="-25% 58%" fo:font-size="16pt" fo:font-weight="bold" style:font-size-asian="12pt" style:font-size-complex="12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d92727" fo:font-size="16pt" style:font-size-asian="12pt" style:font-size-complex="12pt"/>
    </style:style>
    <style:style style:name="T16" style:family="text">
      <style:text-properties fo:color="#d92727" style:text-position="-25% 58%" fo:font-size="16pt" style:font-size-asian="12pt" style:font-size-complex="12pt"/>
    </style:style>
    <style:style style:name="T17" style:family="text">
      <style:text-properties fo:color="#d92727" fo:font-size="16pt" fo:font-style="italic" fo:font-weight="bold" style:font-size-asian="12pt" style:font-size-complex="12pt"/>
    </style:style>
    <style:style style:name="T18" style:family="text">
      <style:text-properties fo:color="#0000cc" fo:font-size="16pt" style:font-size-asian="12pt" style:font-size-complex="12pt"/>
    </style:style>
    <style:style style:name="T19" style:family="text">
      <style:text-properties fo:color="#0000cc" style:text-position="-25% 58%" fo:font-size="16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2" draw:layer="layout" svg:width="53.991cm" svg:height="4.799cm" svg:x="0.065cm" svg:y="8.815cm">
          <text:p text:style-name="P1"><text:span text:style-name="T1">Problem: transactions may “interfere”. <text:s/></text:span></text:p>
          <text:p text:style-name="P1"><text:span text:style-name="T1"><text:line-break/></text:span><text:span text:style-name="T1">Here, T</text:span><text:span text:style-name="T2">2 </text:span><text:span text:style-name="T1"><text:s/>changes x, hence T</text:span><text:span text:style-name="T2">1 <text:s/></text:span><text:span text:style-name="T1">should have either run first (read </text:span><text:span text:style-name="T3">and </text:span><text:span text:style-name="T1">write) </text:span><text:span text:style-name="T1"><text:line-break/></text:span><text:span text:style-name="T1">or after (reading the changed value). <text:s/>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1.39cm" svg:y1="6.056cm" svg:x2="12.952cm" svg:y2="7.618cm">
            <text:p/>
          </draw:line>
          <draw:line draw:style-name="gr2" draw:text-style-name="P3" draw:layer="layout" svg:x1="12.952cm" svg:y1="6.186cm" svg:x2="11.259cm" svg:y2="7.748cm">
            <text:p/>
          </draw:line>
        </draw:g>
        <draw:custom-shape draw:style-name="gr3" draw:text-style-name="P2" draw:layer="layout" svg:width="9.335cm" svg:height="1.313cm" svg:x="12.765cm" svg:y="7.645cm">
          <text:p text:style-name="P1"><text:span text:style-name="T4">Unsafe! <text:s/>Not serializabl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854cm" svg:y1="2.912cm" svg:x2="10.854cm" svg:y2="5.875cm">
          <text:p/>
        </draw:line>
        <draw:custom-shape draw:style-name="gr5" draw:text-style-name="P4" draw:layer="layout" svg:width="17.05cm" svg:height="1.217cm" svg:x="6.296cm" svg:y="6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898cm" svg:height="0.81cm" svg:x="6.539cm" svg:y="6.297cm">
          <text:p text:style-name="P5"><text:span text:style-name="T5"><text:s/></text:span><text:span text:style-name="T6">DB</text:span><text:span text:style-name="T7">: <text:s text:c="4"/></text:span><text:span text:style-name="T8">R</text:span><text:span text:style-name="T9">1</text:span><text:span text:style-name="T8">(X)</text:span><text:span text:style-name="T10"> </text:span><text:span text:style-name="T11">R</text:span><text:span text:style-name="T12">2</text:span><text:span text:style-name="T11">(X) W</text:span><text:span text:style-name="T12">2</text:span><text:span text:style-name="T11">(X)</text:span><text:span text:style-name="T10"> </text:span><text:span text:style-name="T8">R</text:span><text:span text:style-name="T9">1</text:span><text:span text:style-name="T8">(Y) W</text:span><text:span text:style-name="T9">1</text:span><text:span text:style-name="T8">(X)</text:span><text:span text:style-name="T10"> </text:span><text:span text:style-name="T11">W</text:span><text:span text:style-name="T12">2</text:span><text:span text:style-name="T11">(Y)</text:span><text:span text:style-name="T10"> </text:span><text:span text:style-name="T8">commit</text:span><text:span text:style-name="T9">1</text:span><text:span text:style-name="T13"> </text:span><text:span text:style-name="T11">commit</text:span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495cm" svg:height="1.314cm" svg:x="3.848cm" svg:y="0.138cm">
          <text:p text:style-name="P7"><text:span text:style-name="T14"><text:s/></text:span><text:span text:style-name="T15">T</text:span><text:span text:style-name="T16">1</text:span><text:span text:style-name="T15">:</text:span><text:span text:style-name="T7"> <text:s text:c="4"/></text:span><text:span text:style-name="T8">R</text:span><text:span text:style-name="T9">1</text:span><text:span text:style-name="T8">(X) <text:s/>R</text:span><text:span text:style-name="T9">1</text:span><text:span text:style-name="T8">(Y) <text:s/>W</text:span><text:span text:style-name="T9">1</text:span><text:span text:style-name="T8">(X)</text:span><text:span text:style-name="T17"> </text:span><text:span text:style-name="T8">commit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728cm" svg:height="0.877cm" svg:x="2.173cm" svg:y="0.3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491cm" svg:height="1.314cm" svg:x="4.123cm" svg:y="1.608cm">
          <text:p text:style-name="P5"><text:span text:style-name="T6"><text:s/></text:span><text:span text:style-name="T18">T</text:span><text:span text:style-name="T19">2</text:span><text:span text:style-name="T18">:</text:span><text:span text:style-name="T7"> <text:s text:c="4"/></text:span><text:span text:style-name="T11">R</text:span><text:span text:style-name="T12">2</text:span><text:span text:style-name="T11">(X) W</text:span><text:span text:style-name="T12">2</text:span><text:span text:style-name="T11">(X) W</text:span><text:span text:style-name="T12">2</text:span><text:span text:style-name="T11">(Y) <text:s/>commit</text:span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857cm" svg:height="0.877cm" svg:x="7.044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9" draw:display-name="Arrowheads 9" svg:viewBox="0 0 1059 1059" svg:d="m529 0 530 1059h-105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27T11:53:09</meta:creation-date>
    <meta:editing-duration>PT58S</meta:editing-duration>
    <meta:editing-cycles>3</meta:editing-cycles>
    <meta:generator>OpenOffice.org/3.3$Unix OpenOffice.org_project/330m20$Build-9567</meta:generator>
    <meta:initial-creator>Alberto Montresor</meta:initial-creator>
    <dc:date>2011-11-27T11:54:58</dc:date>
    <dc:creator>Alberto Montresor</dc:creator>
    <meta:document-statistic meta:object-count="12"/>
  </office:meta>
</office:document-meta>
</file>